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129.6pt"/>
    </style:style>
    <style:style style:name="co4" style:family="table-column">
      <style:table-column-properties fo:break-before="auto" style:column-width="327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3.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345.66pt"/>
    </style:style>
    <style:style style:name="co9" style:family="table-column">
      <style:table-column-properties fo:break-before="auto" style:column-width="357pt"/>
    </style:style>
    <style:style style:name="co10" style:family="table-column">
      <style:table-column-properties fo:break-before="auto" style:column-width="389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visibility="collapse" table:default-cell-style-name="Default"/>
        <table:table-column table:style-name="co5" table:number-columns-repeated="2" table:default-cell-style-name="Default"/>
        <table:table-column table:style-name="co5" table:visibility="collapse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2"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2"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.796589527978" calcext:value-type="float">
            <text:p>119.796589528</text:p>
          </table:table-cell>
          <table:table-cell office:value-type="float" office:value="2105.73600762247" calcext:value-type="float">
            <text:p>2105.7360076225</text:p>
          </table:table-cell>
          <table:table-cell office:value-type="string" calcext:value-type="string">
            <text:p>[{'qualityLevel': 0.5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3.5" calcext:value-type="float">
            <text:p>573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7.131105666515" calcext:value-type="float">
            <text:p>107.1311056665</text:p>
          </table:table-cell>
          <table:table-cell table:style-name="ce1" office:value-type="float" office:value="1166.49723689244" calcext:value-type="float">
            <text:p>1166.4972368924</text:p>
          </table:table-cell>
          <table:table-cell table:style-name="ce1" office:value-type="string" calcext:value-type="string">
            <text:p>[{'nOctaves': 1, 'nOctaveLayers': 5, 'hessianThreshold': 100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715.5" calcext:value-type="float">
            <text:p>715.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4.3632858516648" calcext:value-type="float">
            <text:p>94.3632858517</text:p>
          </table:table-cell>
          <table:table-cell table:style-name="ce1" office:value-type="float" office:value="1226.60513730813" calcext:value-type="float">
            <text:p>1226.6051373081</text:p>
          </table:table-cell>
          <table:table-cell table:style-name="ce1" office:value-type="string" calcext:value-type="string">
            <text:p>[{'sigma': 1.0, 'nfeatures': 10, 'nOctaveLayers': 5, 'edgeThreshold': 10, 'contrastThreshold': 0.01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.988693106687" calcext:value-type="float">
            <text:p>117.9886931067</text:p>
          </table:table-cell>
          <table:table-cell table:style-name="ce1" office:value-type="float" office:value="2105.73600762247" calcext:value-type="float">
            <text:p>2105.7360076225</text:p>
          </table:table-cell>
          <table:table-cell table:style-name="ce1" office:value-type="string" calcext:value-type="string">
            <text:p>[{'qualityLevel': 0.5, 'minDistance': 1, 'maxCorners': 510, 'blockSize': 2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573.5" calcext:value-type="float">
            <text:p>573.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8.527698072605" calcext:value-type="float">
            <text:p>118.5276980726</text:p>
          </table:table-cell>
          <table:table-cell office:value-type="float" office:value="1151.16753061167" calcext:value-type="float">
            <text:p>1151.1675306117</text:p>
          </table:table-cell>
          <table:table-cell office:value-type="string" calcext:value-type="string">
            <text:p>[{'nOctaves': 7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4.3057261733338" calcext:value-type="float">
            <text:p>94.3057261733</text:p>
          </table:table-cell>
          <table:table-cell office:value-type="float" office:value="1207.65795577266" calcext:value-type="float">
            <text:p>1207.6579557727</text:p>
          </table:table-cell>
          <table:table-cell office:value-type="string" calcext:value-type="string">
            <text:p>[{'sigma': 1.0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.545344968792" calcext:value-type="float">
            <text:p>111.5453449688</text:p>
          </table:table-cell>
          <table:table-cell office:value-type="float" office:value="2012.66645845383" calcext:value-type="float">
            <text:p>2012.6664584538</text:p>
          </table:table-cell>
          <table:table-cell office:value-type="string" calcext:value-type="string">
            <text:p>[{'qualityLevel': 0.5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4.521109574009" calcext:value-type="float">
            <text:p>114.521109574</text:p>
          </table:table-cell>
          <table:table-cell office:value-type="float" office:value="1151.16753061167" calcext:value-type="float">
            <text:p>1151.1675306117</text:p>
          </table:table-cell>
          <table:table-cell office:value-type="string" calcext:value-type="string">
            <text:p>[{'nOctaves': 5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.886537078768" calcext:value-type="float">
            <text:p>90.8865370788</text:p>
          </table:table-cell>
          <table:table-cell office:value-type="float" office:value="1197.45285829035" calcext:value-type="float">
            <text:p>1197.4528582904</text:p>
          </table:table-cell>
          <table:table-cell office:value-type="string" calcext:value-type="string">
            <text:p>[{'sigma': 1.0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.289848581189" calcext:value-type="float">
            <text:p>110.2898485812</text:p>
          </table:table-cell>
          <table:table-cell office:value-type="float" office:value="2012.66645845383" calcext:value-type="float">
            <text:p>2012.6664584538</text:p>
          </table:table-cell>
          <table:table-cell office:value-type="string" calcext:value-type="string">
            <text:p>[{'qualityLevel': 0.5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.3172864937224" calcext:value-type="float">
            <text:p>80.3172864937</text:p>
          </table:table-cell>
          <table:table-cell office:value-type="float" office:value="1151.16753061167" calcext:value-type="float">
            <text:p>1151.1675306117</text:p>
          </table:table-cell>
          <table:table-cell office:value-type="string" calcext:value-type="string">
            <text:p>[{'nOctaves': 3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0.8113276613876" calcext:value-type="float">
            <text:p>90.8113276614</text:p>
          </table:table-cell>
          <table:table-cell office:value-type="float" office:value="1196.40616638561" calcext:value-type="float">
            <text:p>1196.4061663856</text:p>
          </table:table-cell>
          <table:table-cell office:value-type="string" calcext:value-type="string">
            <text:p>[{'sigma': 1.0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.8657115488313" calcext:value-type="float">
            <text:p>89.8657115488</text:p>
          </table:table-cell>
          <table:table-cell office:value-type="float" office:value="2012.66645845383" calcext:value-type="float">
            <text:p>2012.6664584538</text:p>
          </table:table-cell>
          <table:table-cell office:value-type="string" calcext:value-type="string">
            <text:p>[{'qualityLevel': 0.5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4.070730245672" calcext:value-type="float">
            <text:p>114.0707302457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5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1.3987825876102" calcext:value-type="float">
            <text:p>81.3987825876</text:p>
          </table:table-cell>
          <table:table-cell office:value-type="float" office:value="1193.67510911839" calcext:value-type="float">
            <text:p>1193.6751091184</text:p>
          </table:table-cell>
          <table:table-cell office:value-type="string" calcext:value-type="string">
            <text:p>[{'sigma': 1.0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.2567557953298" calcext:value-type="float">
            <text:p>91.2567557953</text:p>
          </table:table-cell>
          <table:table-cell office:value-type="float" office:value="2000.78975784252" calcext:value-type="float">
            <text:p>2000.7897578425</text:p>
          </table:table-cell>
          <table:table-cell office:value-type="string" calcext:value-type="string">
            <text:p>[{'qualityLevel': 0.5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0.5" calcext:value-type="float">
            <text:p>610.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4.053084986284" calcext:value-type="float">
            <text:p>114.0530849863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3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1.3575419522822" calcext:value-type="float">
            <text:p>81.3575419523</text:p>
          </table:table-cell>
          <table:table-cell office:value-type="float" office:value="1192.50747297011" calcext:value-type="float">
            <text:p>1192.5074729701</text:p>
          </table:table-cell>
          <table:table-cell office:value-type="string" calcext:value-type="string">
            <text:p>[{'sigma': 1.0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.1460118005052" calcext:value-type="float">
            <text:p>95.1460118005</text:p>
          </table:table-cell>
          <table:table-cell office:value-type="float" office:value="1825.79405321822" calcext:value-type="float">
            <text:p>1825.7940532182</text:p>
          </table:table-cell>
          <table:table-cell office:value-type="string" calcext:value-type="string">
            <text:p>[{'qualityLevel': 0.5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8.5" calcext:value-type="float">
            <text:p>558.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13.961594150402" calcext:value-type="float">
            <text:p>113.9615941504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7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8.0652905162424" calcext:value-type="float">
            <text:p>78.0652905162</text:p>
          </table:table-cell>
          <table:table-cell office:value-type="float" office:value="1186.0943016938" calcext:value-type="float">
            <text:p>1186.0943016938</text:p>
          </table:table-cell>
          <table:table-cell office:value-type="string" calcext:value-type="string">
            <text:p>[{'sigma': 1.0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.7219585485291" calcext:value-type="float">
            <text:p>92.7219585485</text:p>
          </table:table-cell>
          <table:table-cell office:value-type="float" office:value="1825.79405321822" calcext:value-type="float">
            <text:p>1825.7940532182</text:p>
          </table:table-cell>
          <table:table-cell office:value-type="string" calcext:value-type="string">
            <text:p>[{'qualityLevel': 0.5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8.5" calcext:value-type="float">
            <text:p>558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6.08316977974" calcext:value-type="float">
            <text:p>116.0831697797</text:p>
          </table:table-cell>
          <table:table-cell office:value-type="float" office:value="1022.01225064545" calcext:value-type="float">
            <text:p>1022.0122506455</text:p>
          </table:table-cell>
          <table:table-cell office:value-type="string" calcext:value-type="string">
            <text:p>[{'nOctaves': 1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98.5" calcext:value-type="float">
            <text:p>798.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8.1308251759037" calcext:value-type="float">
            <text:p>78.1308251759</text:p>
          </table:table-cell>
          <table:table-cell office:value-type="float" office:value="1177.75041482654" calcext:value-type="float">
            <text:p>1177.7504148265</text:p>
          </table:table-cell>
          <table:table-cell office:value-type="string" calcext:value-type="string">
            <text:p>[{'sigma': 1.0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.2765765797812" calcext:value-type="float">
            <text:p>81.2765765798</text:p>
          </table:table-cell>
          <table:table-cell office:value-type="float" office:value="1825.79405321822" calcext:value-type="float">
            <text:p>1825.7940532182</text:p>
          </table:table-cell>
          <table:table-cell office:value-type="string" calcext:value-type="string">
            <text:p>[{'qualityLevel': 0.5, 'minDistance': 3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8.5" calcext:value-type="float">
            <text:p>558.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2.930465945043" calcext:value-type="float">
            <text:p>122.930465945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5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95.0324373524636" calcext:value-type="float">
            <text:p>95.0324373525</text:p>
          </table:table-cell>
          <table:table-cell office:value-type="float" office:value="1107.33075823422" calcext:value-type="float">
            <text:p>1107.3307582342</text:p>
          </table:table-cell>
          <table:table-cell office:value-type="string" calcext:value-type="string">
            <text:p>[{'sigma': 1.6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.59230884281" calcext:value-type="float">
            <text:p>102.5923088428</text:p>
          </table:table-cell>
          <table:table-cell office:value-type="float" office:value="1774.72107298475" calcext:value-type="float">
            <text:p>1774.7210729848</text:p>
          </table:table-cell>
          <table:table-cell office:value-type="string" calcext:value-type="string">
            <text:p>[{'qualityLevel': 0.5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7.11322846869" calcext:value-type="float">
            <text:p>117.1132284687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7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5.0897196214646" calcext:value-type="float">
            <text:p>95.0897196215</text:p>
          </table:table-cell>
          <table:table-cell office:value-type="float" office:value="1077.32097111919" calcext:value-type="float">
            <text:p>1077.3209711192</text:p>
          </table:table-cell>
          <table:table-cell office:value-type="string" calcext:value-type="string">
            <text:p>[{'sigma': 2.5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45.5" calcext:value-type="float">
            <text:p>1245.5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04.804294005502" calcext:value-type="float">
            <text:p>104.8042940055</text:p>
          </table:table-cell>
          <table:table-cell office:value-type="float" office:value="1774.72107298475" calcext:value-type="float">
            <text:p>1774.7210729848</text:p>
          </table:table-cell>
          <table:table-cell office:value-type="string" calcext:value-type="string">
            <text:p>[{'qualityLevel': 0.5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7.338454037905" calcext:value-type="float">
            <text:p>117.3384540379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3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7.6285738926381" calcext:value-type="float">
            <text:p>77.6285738926</text:p>
          </table:table-cell>
          <table:table-cell office:value-type="float" office:value="1073.13152415727" calcext:value-type="float">
            <text:p>1073.1315241573</text:p>
          </table:table-cell>
          <table:table-cell office:value-type="string" calcext:value-type="string">
            <text:p>[{'sigma': 1.6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7.5" calcext:value-type="float">
            <text:p>94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.218681391561" calcext:value-type="float">
            <text:p>102.2186813916</text:p>
          </table:table-cell>
          <table:table-cell office:value-type="float" office:value="1774.72107298475" calcext:value-type="float">
            <text:p>1774.7210729848</text:p>
          </table:table-cell>
          <table:table-cell office:value-type="string" calcext:value-type="string">
            <text:p>[{'qualityLevel': 0.5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7.199703946244" calcext:value-type="float">
            <text:p>117.1997039462</text:p>
          </table:table-cell>
          <table:table-cell office:value-type="float" office:value="970.607968632607" calcext:value-type="float">
            <text:p>970.6079686326</text:p>
          </table:table-cell>
          <table:table-cell office:value-type="string" calcext:value-type="string">
            <text:p>[{'nOctaves': 1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5.5" calcext:value-type="float">
            <text:p>825.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7.6481267428026" calcext:value-type="float">
            <text:p>77.6481267428</text:p>
          </table:table-cell>
          <table:table-cell office:value-type="float" office:value="1055.04580164206" calcext:value-type="float">
            <text:p>1055.0458016421</text:p>
          </table:table-cell>
          <table:table-cell office:value-type="string" calcext:value-type="string">
            <text:p>[{'sigma': 1.0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.5247686135117" calcext:value-type="float">
            <text:p>95.5247686135</text:p>
          </table:table-cell>
          <table:table-cell office:value-type="float" office:value="1760.68613221197" calcext:value-type="float">
            <text:p>1760.686132212</text:p>
          </table:table-cell>
          <table:table-cell office:value-type="string" calcext:value-type="string">
            <text:p>[{'qualityLevel': 0.5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7.30267761834" calcext:value-type="float">
            <text:p>117.3026776183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3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3.9969195760787" calcext:value-type="float">
            <text:p>93.9969195761</text:p>
          </table:table-cell>
          <table:table-cell office:value-type="float" office:value="1049.62162960152" calcext:value-type="float">
            <text:p>1049.6216296015</text:p>
          </table:table-cell>
          <table:table-cell office:value-type="string" calcext:value-type="string">
            <text:p>[{'sigma': 2.5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.566213544691" calcext:value-type="float">
            <text:p>96.5662135447</text:p>
          </table:table-cell>
          <table:table-cell office:value-type="float" office:value="1760.68613221197" calcext:value-type="float">
            <text:p>1760.686132212</text:p>
          </table:table-cell>
          <table:table-cell office:value-type="string" calcext:value-type="string">
            <text:p>[{'qualityLevel': 0.5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2.56852929201" calcext:value-type="float">
            <text:p>122.568529292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5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93.980227147229" calcext:value-type="float">
            <text:p>93.9802271472</text:p>
          </table:table-cell>
          <table:table-cell office:value-type="float" office:value="1048.23563765797" calcext:value-type="float">
            <text:p>1048.235637658</text:p>
          </table:table-cell>
          <table:table-cell office:value-type="string" calcext:value-type="string">
            <text:p>[{'sigma': 2.5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.6932604219765" calcext:value-type="float">
            <text:p>95.693260422</text:p>
          </table:table-cell>
          <table:table-cell office:value-type="float" office:value="1752.69218017807" calcext:value-type="float">
            <text:p>1752.6921801781</text:p>
          </table:table-cell>
          <table:table-cell office:value-type="string" calcext:value-type="string">
            <text:p>[{'qualityLevel': 0.5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2.879467486404" calcext:value-type="float">
            <text:p>122.8794674864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7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9.7852225294337" calcext:value-type="float">
            <text:p>79.7852225294</text:p>
          </table:table-cell>
          <table:table-cell office:value-type="float" office:value="1047.51842738741" calcext:value-type="float">
            <text:p>1047.5184273874</text:p>
          </table:table-cell>
          <table:table-cell office:value-type="string" calcext:value-type="string">
            <text:p>[{'sigma': 2.5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28.5" calcext:value-type="float">
            <text:p>1228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.8812314823736" calcext:value-type="float">
            <text:p>91.8812314824</text:p>
          </table:table-cell>
          <table:table-cell office:value-type="float" office:value="1461.44669649805" calcext:value-type="float">
            <text:p>1461.4466964981</text:p>
          </table:table-cell>
          <table:table-cell office:value-type="string" calcext:value-type="string">
            <text:p>[{'qualityLevel': 0.5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2.780923089013" calcext:value-type="float">
            <text:p>122.780923089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3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9.6996175851673" calcext:value-type="float">
            <text:p>79.6996175852</text:p>
          </table:table-cell>
          <table:table-cell office:value-type="float" office:value="1043.94543128655" calcext:value-type="float">
            <text:p>1043.9454312866</text:p>
          </table:table-cell>
          <table:table-cell office:value-type="string" calcext:value-type="string">
            <text:p>[{'sigma': 1.0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.3992813117802" calcext:value-type="float">
            <text:p>90.3992813118</text:p>
          </table:table-cell>
          <table:table-cell office:value-type="float" office:value="1461.44669649805" calcext:value-type="float">
            <text:p>1461.4466964981</text:p>
          </table:table-cell>
          <table:table-cell office:value-type="string" calcext:value-type="string">
            <text:p>[{'qualityLevel': 0.5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2.907251898199" calcext:value-type="float">
            <text:p>122.9072518982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5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9.3246824862436" calcext:value-type="float">
            <text:p>79.3246824862</text:p>
          </table:table-cell>
          <table:table-cell office:value-type="float" office:value="1011.85510755993" calcext:value-type="float">
            <text:p>1011.8551075599</text:p>
          </table:table-cell>
          <table:table-cell office:value-type="string" calcext:value-type="string">
            <text:p>[{'sigma': 1.6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3.5" calcext:value-type="float">
            <text:p>96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.492967894068" calcext:value-type="float">
            <text:p>90.4929678941</text:p>
          </table:table-cell>
          <table:table-cell office:value-type="float" office:value="1461.44669649805" calcext:value-type="float">
            <text:p>1461.4466964981</text:p>
          </table:table-cell>
          <table:table-cell office:value-type="string" calcext:value-type="string">
            <text:p>[{'qualityLevel': 0.5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7.48863280192" calcext:value-type="float">
            <text:p>127.4886328019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7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9.0913783600554" calcext:value-type="float">
            <text:p>79.0913783601</text:p>
          </table:table-cell>
          <table:table-cell office:value-type="float" office:value="1009.70299355629" calcext:value-type="float">
            <text:p>1009.7029935563</text:p>
          </table:table-cell>
          <table:table-cell office:value-type="string" calcext:value-type="string">
            <text:p>[{'sigma': 2.5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9.5" calcext:value-type="float">
            <text:p>150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4.8987497170456" calcext:value-type="float">
            <text:p>84.898749717</text:p>
          </table:table-cell>
          <table:table-cell office:value-type="float" office:value="1403.95537654489" calcext:value-type="float">
            <text:p>1403.9553765449</text:p>
          </table:table-cell>
          <table:table-cell office:value-type="string" calcext:value-type="string">
            <text:p>[{'qualityLevel': 0.5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1.155979703646" calcext:value-type="float">
            <text:p>121.1559797036</text:p>
          </table:table-cell>
          <table:table-cell office:value-type="float" office:value="922.123183171544" calcext:value-type="float">
            <text:p>922.1231831715</text:p>
          </table:table-cell>
          <table:table-cell office:value-type="string" calcext:value-type="string">
            <text:p>[{'nOctaves': 1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32.5" calcext:value-type="float">
            <text:p>1132.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6.468488776125" calcext:value-type="float">
            <text:p>116.4684887761</text:p>
          </table:table-cell>
          <table:table-cell office:value-type="float" office:value="1002.56602453847" calcext:value-type="float">
            <text:p>1002.5660245385</text:p>
          </table:table-cell>
          <table:table-cell office:value-type="string" calcext:value-type="string">
            <text:p>[{'sigma': 1.6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94.5" calcext:value-type="float">
            <text:p>149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.9610440777615" calcext:value-type="float">
            <text:p>82.9610440778</text:p>
          </table:table-cell>
          <table:table-cell office:value-type="float" office:value="1403.95537654489" calcext:value-type="float">
            <text:p>1403.9553765449</text:p>
          </table:table-cell>
          <table:table-cell office:value-type="string" calcext:value-type="string">
            <text:p>[{'qualityLevel': 0.5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1.013086566236" calcext:value-type="float">
            <text:p>121.0130865662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7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6.786580780521" calcext:value-type="float">
            <text:p>116.7865807805</text:p>
          </table:table-cell>
          <table:table-cell office:value-type="float" office:value="989.006111947331" calcext:value-type="float">
            <text:p>989.0061119473</text:p>
          </table:table-cell>
          <table:table-cell office:value-type="string" calcext:value-type="string">
            <text:p>[{'sigma': 2.5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.177884089062" calcext:value-type="float">
            <text:p>82.1778840891</text:p>
          </table:table-cell>
          <table:table-cell office:value-type="float" office:value="1403.95537654489" calcext:value-type="float">
            <text:p>1403.9553765449</text:p>
          </table:table-cell>
          <table:table-cell office:value-type="string" calcext:value-type="string">
            <text:p>[{'qualityLevel': 0.5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0.958755786996" calcext:value-type="float">
            <text:p>120.958755787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3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06.662705975585" calcext:value-type="float">
            <text:p>106.6627059756</text:p>
          </table:table-cell>
          <table:table-cell office:value-type="float" office:value="983.155160725047" calcext:value-type="float">
            <text:p>983.155160725</text:p>
          </table:table-cell>
          <table:table-cell office:value-type="string" calcext:value-type="string">
            <text:p>[{'sigma': 1.6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.6115160819609" calcext:value-type="float">
            <text:p>83.611516082</text:p>
          </table:table-cell>
          <table:table-cell office:value-type="float" office:value="1395.62303459679" calcext:value-type="float">
            <text:p>1395.6230345968</text:p>
          </table:table-cell>
          <table:table-cell office:value-type="string" calcext:value-type="string">
            <text:p>[{'qualityLevel': 0.1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99.5" calcext:value-type="float">
            <text:p>1699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.675258791074" calcext:value-type="float">
            <text:p>127.6752587911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5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7.0188962752" calcext:value-type="float">
            <text:p>107.0188962752</text:p>
          </table:table-cell>
          <table:table-cell office:value-type="float" office:value="972.346724199928" calcext:value-type="float">
            <text:p>972.3467241999</text:p>
          </table:table-cell>
          <table:table-cell office:value-type="string" calcext:value-type="string">
            <text:p>[{'sigma': 1.0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15.5" calcext:value-type="float">
            <text:p>1615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.7630893453024" calcext:value-type="float">
            <text:p>84.7630893453</text:p>
          </table:table-cell>
          <table:table-cell office:value-type="float" office:value="1395.62303459679" calcext:value-type="float">
            <text:p>1395.6230345968</text:p>
          </table:table-cell>
          <table:table-cell office:value-type="string" calcext:value-type="string">
            <text:p>[{'qualityLevel': 0.1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99.5" calcext:value-type="float">
            <text:p>1699.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7.789085026365" calcext:value-type="float">
            <text:p>127.7890850264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7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6.543212970719" calcext:value-type="float">
            <text:p>116.5432129707</text:p>
          </table:table-cell>
          <table:table-cell office:value-type="float" office:value="969.793978612702" calcext:value-type="float">
            <text:p>969.7939786127</text:p>
          </table:table-cell>
          <table:table-cell office:value-type="string" calcext:value-type="string">
            <text:p>[{'sigma': 1.6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.0601975608151" calcext:value-type="float">
            <text:p>85.0601975608</text:p>
          </table:table-cell>
          <table:table-cell office:value-type="float" office:value="1395.62303459679" calcext:value-type="float">
            <text:p>1395.6230345968</text:p>
          </table:table-cell>
          <table:table-cell office:value-type="string" calcext:value-type="string">
            <text:p>[{'qualityLevel': 0.1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99.5" calcext:value-type="float">
            <text:p>1699.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7.240978644229" calcext:value-type="float">
            <text:p>127.2409786442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5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16.603200030513" calcext:value-type="float">
            <text:p>116.6032000305</text:p>
          </table:table-cell>
          <table:table-cell office:value-type="float" office:value="968.237987745475" calcext:value-type="float">
            <text:p>968.2379877455</text:p>
          </table:table-cell>
          <table:table-cell office:value-type="string" calcext:value-type="string">
            <text:p>[{'sigma': 1.6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63.5" calcext:value-type="float">
            <text:p>1263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.2157389060594" calcext:value-type="float">
            <text:p>77.2157389061</text:p>
          </table:table-cell>
          <table:table-cell office:value-type="float" office:value="1339.02720318897" calcext:value-type="float">
            <text:p>1339.027203189</text:p>
          </table:table-cell>
          <table:table-cell office:value-type="string" calcext:value-type="string">
            <text:p>[{'qualityLevel': 0.5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80.5" calcext:value-type="float">
            <text:p>1480.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0.147758342791" calcext:value-type="float">
            <text:p>120.1477583428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3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07.280431146733" calcext:value-type="float">
            <text:p>107.2804311467</text:p>
          </table:table-cell>
          <table:table-cell office:value-type="float" office:value="960.756517412935" calcext:value-type="float">
            <text:p>960.7565174129</text:p>
          </table:table-cell>
          <table:table-cell office:value-type="string" calcext:value-type="string">
            <text:p>[{'sigma': 2.5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53.5" calcext:value-type="float">
            <text:p>853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.2243875644635" calcext:value-type="float">
            <text:p>77.2243875645</text:p>
          </table:table-cell>
          <table:table-cell office:value-type="float" office:value="1336.5586378761" calcext:value-type="float">
            <text:p>1336.5586378761</text:p>
          </table:table-cell>
          <table:table-cell office:value-type="string" calcext:value-type="string">
            <text:p>[{'qualityLevel': 0.5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0.095772766508" calcext:value-type="float">
            <text:p>120.0957727665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7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06.873297650367" calcext:value-type="float">
            <text:p>106.8732976504</text:p>
          </table:table-cell>
          <table:table-cell office:value-type="float" office:value="945.50068810088" calcext:value-type="float">
            <text:p>945.5006881009</text:p>
          </table:table-cell>
          <table:table-cell office:value-type="string" calcext:value-type="string">
            <text:p>[{'sigma': 1.6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1.5" calcext:value-type="float">
            <text:p>941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.9826470371336" calcext:value-type="float">
            <text:p>75.9826470371</text:p>
          </table:table-cell>
          <table:table-cell office:value-type="float" office:value="1336.5586378761" calcext:value-type="float">
            <text:p>1336.5586378761</text:p>
          </table:table-cell>
          <table:table-cell office:value-type="string" calcext:value-type="string">
            <text:p>[{'qualityLevel': 0.5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0.15241530491" calcext:value-type="float">
            <text:p>120.1524153049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5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09.538190039806" calcext:value-type="float">
            <text:p>109.5381900398</text:p>
          </table:table-cell>
          <table:table-cell office:value-type="float" office:value="944.788465642339" calcext:value-type="float">
            <text:p>944.7884656423</text:p>
          </table:table-cell>
          <table:table-cell office:value-type="string" calcext:value-type="string">
            <text:p>[{'sigma': 1.6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.4575566467829" calcext:value-type="float">
            <text:p>64.4575566468</text:p>
          </table:table-cell>
          <table:table-cell office:value-type="float" office:value="1307.02116977078" calcext:value-type="float">
            <text:p>1307.0211697708</text:p>
          </table:table-cell>
          <table:table-cell office:value-type="string" calcext:value-type="string">
            <text:p>[{'qualityLevel': 0.1, 'minDistance': 6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67.5" calcext:value-type="float">
            <text:p>2167.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.483941609506" calcext:value-type="float">
            <text:p>125.4839416095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3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9.424597850069" calcext:value-type="float">
            <text:p>109.4245978501</text:p>
          </table:table-cell>
          <table:table-cell office:value-type="float" office:value="927.02695366611" calcext:value-type="float">
            <text:p>927.0269536661</text:p>
          </table:table-cell>
          <table:table-cell office:value-type="string" calcext:value-type="string">
            <text:p>[{'sigma': 2.5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0.5" calcext:value-type="float">
            <text:p>820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.9564917897806" calcext:value-type="float">
            <text:p>63.9564917898</text:p>
          </table:table-cell>
          <table:table-cell office:value-type="float" office:value="1307.02116977078" calcext:value-type="float">
            <text:p>1307.0211697708</text:p>
          </table:table-cell>
          <table:table-cell office:value-type="string" calcext:value-type="string">
            <text:p>[{'qualityLevel': 0.1, 'minDistance': 6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67.5" calcext:value-type="float">
            <text:p>2167.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5.314635921735" calcext:value-type="float">
            <text:p>125.3146359217</text:p>
          </table:table-cell>
          <table:table-cell office:value-type="float" office:value="855.279238019381" calcext:value-type="float">
            <text:p>855.2792380194</text:p>
          </table:table-cell>
          <table:table-cell office:value-type="string" calcext:value-type="string">
            <text:p>[{'nOctaves': 1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19.5" calcext:value-type="float">
            <text:p>1219.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10.132246760651" calcext:value-type="float">
            <text:p>110.1322467607</text:p>
          </table:table-cell>
          <table:table-cell office:value-type="float" office:value="891.408220625528" calcext:value-type="float">
            <text:p>891.4082206255</text:p>
          </table:table-cell>
          <table:table-cell office:value-type="string" calcext:value-type="string">
            <text:p>[{'sigma': 1.0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.0546520089265" calcext:value-type="float">
            <text:p>63.0546520089</text:p>
          </table:table-cell>
          <table:table-cell office:value-type="float" office:value="1307.02116977078" calcext:value-type="float">
            <text:p>1307.0211697708</text:p>
          </table:table-cell>
          <table:table-cell office:value-type="string" calcext:value-type="string">
            <text:p>[{'qualityLevel': 0.1, 'minDistance': 6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67.5" calcext:value-type="float">
            <text:p>2167.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.423366359435" calcext:value-type="float">
            <text:p>125.4233663594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5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0.086605536751" calcext:value-type="float">
            <text:p>110.0866055368</text:p>
          </table:table-cell>
          <table:table-cell office:value-type="float" office:value="880.53675982537" calcext:value-type="float">
            <text:p>880.5367598254</text:p>
          </table:table-cell>
          <table:table-cell office:value-type="string" calcext:value-type="string">
            <text:p>[{'sigma': 1.6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.3893714139704" calcext:value-type="float">
            <text:p>63.389371414</text:p>
          </table:table-cell>
          <table:table-cell office:value-type="float" office:value="1288.76435414767" calcext:value-type="float">
            <text:p>1288.7643541477</text:p>
          </table:table-cell>
          <table:table-cell office:value-type="string" calcext:value-type="string">
            <text:p>[{'qualityLevel': 0.1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76.5" calcext:value-type="float">
            <text:p>2576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9.534017144702" calcext:value-type="float">
            <text:p>129.5340171447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3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4.090316508897" calcext:value-type="float">
            <text:p>114.0903165089</text:p>
          </table:table-cell>
          <table:table-cell office:value-type="float" office:value="863.960815099218" calcext:value-type="float">
            <text:p>863.9608150992</text:p>
          </table:table-cell>
          <table:table-cell office:value-type="string" calcext:value-type="string">
            <text:p>[{'sigma': 1.6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6.5" calcext:value-type="float">
            <text:p>896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.9711914428044" calcext:value-type="float">
            <text:p>62.9711914428</text:p>
          </table:table-cell>
          <table:table-cell office:value-type="float" office:value="1288.76435414767" calcext:value-type="float">
            <text:p>1288.7643541477</text:p>
          </table:table-cell>
          <table:table-cell office:value-type="string" calcext:value-type="string">
            <text:p>[{'qualityLevel': 0.1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76.5" calcext:value-type="float">
            <text:p>2576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3.452259317506" calcext:value-type="float">
            <text:p>123.4522593175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7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4.264160140418" calcext:value-type="float">
            <text:p>114.2641601404</text:p>
          </table:table-cell>
          <table:table-cell office:value-type="float" office:value="837.867430178113" calcext:value-type="float">
            <text:p>837.8674301781</text:p>
          </table:table-cell>
          <table:table-cell office:value-type="string" calcext:value-type="string">
            <text:p>[{'sigma': 1.6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03.5" calcext:value-type="float">
            <text:p>1603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.678505674703" calcext:value-type="float">
            <text:p>63.6785056747</text:p>
          </table:table-cell>
          <table:table-cell office:value-type="float" office:value="1288.76435414767" calcext:value-type="float">
            <text:p>1288.7643541477</text:p>
          </table:table-cell>
          <table:table-cell office:value-type="string" calcext:value-type="string">
            <text:p>[{'qualityLevel': 0.1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76.5" calcext:value-type="float">
            <text:p>257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.178598335478" calcext:value-type="float">
            <text:p>121.1785983355</text:p>
          </table:table-cell>
          <table:table-cell office:value-type="float" office:value="771.904550134573" calcext:value-type="float">
            <text:p>771.9045501346</text:p>
          </table:table-cell>
          <table:table-cell office:value-type="string" calcext:value-type="string">
            <text:p>[{'nOctaves': 1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4.119663896039" calcext:value-type="float">
            <text:p>114.119663896</text:p>
          </table:table-cell>
          <table:table-cell office:value-type="float" office:value="813.826870284401" calcext:value-type="float">
            <text:p>813.8268702844</text:p>
          </table:table-cell>
          <table:table-cell office:value-type="string" calcext:value-type="string">
            <text:p>[{'sigma': 2.5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7.5" calcext:value-type="float">
            <text:p>947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6415521749295" calcext:value-type="float">
            <text:p>53.6415521749</text:p>
          </table:table-cell>
          <table:table-cell office:value-type="float" office:value="1207.51969013986" calcext:value-type="float">
            <text:p>1207.5196901399</text:p>
          </table:table-cell>
          <table:table-cell office:value-type="string" calcext:value-type="string">
            <text:p>[{'qualityLevel': 0.1, 'minDistance': 3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89.5" calcext:value-type="float">
            <text:p>2489.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3.39075940568" calcext:value-type="float">
            <text:p>133.3907594057</text:p>
          </table:table-cell>
          <table:table-cell office:value-type="float" office:value="751.863581766911" calcext:value-type="float">
            <text:p>751.8635817669</text:p>
          </table:table-cell>
          <table:table-cell office:value-type="string" calcext:value-type="string">
            <text:p>[{'nOctaves': 1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13" calcext:value-type="float">
            <text:p>211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13.081360049546" calcext:value-type="float">
            <text:p>113.0813600495</text:p>
          </table:table-cell>
          <table:table-cell office:value-type="float" office:value="772.082116559078" calcext:value-type="float">
            <text:p>772.0821165591</text:p>
          </table:table-cell>
          <table:table-cell office:value-type="string" calcext:value-type="string">
            <text:p>[{'sigma': 2.5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.9377005344722" calcext:value-type="float">
            <text:p>54.9377005345</text:p>
          </table:table-cell>
          <table:table-cell office:value-type="float" office:value="1207.51969013986" calcext:value-type="float">
            <text:p>1207.5196901399</text:p>
          </table:table-cell>
          <table:table-cell office:value-type="string" calcext:value-type="string">
            <text:p>[{'qualityLevel': 0.1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89.5" calcext:value-type="float">
            <text:p>2489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3.278645541519" calcext:value-type="float">
            <text:p>133.2786455415</text:p>
          </table:table-cell>
          <table:table-cell office:value-type="float" office:value="746.314480544705" calcext:value-type="float">
            <text:p>746.3144805447</text:p>
          </table:table-cell>
          <table:table-cell office:value-type="string" calcext:value-type="string">
            <text:p>[{'nOctaves': 1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0.053131193854" calcext:value-type="float">
            <text:p>110.0531311939</text:p>
          </table:table-cell>
          <table:table-cell office:value-type="float" office:value="714.86915233155" calcext:value-type="float">
            <text:p>714.8691523316</text:p>
          </table:table-cell>
          <table:table-cell office:value-type="string" calcext:value-type="string">
            <text:p>[{'sigma': 2.5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.7484372353647" calcext:value-type="float">
            <text:p>60.7484372354</text:p>
          </table:table-cell>
          <table:table-cell office:value-type="float" office:value="1206.94101326015" calcext:value-type="float">
            <text:p>1206.9410132602</text:p>
          </table:table-cell>
          <table:table-cell office:value-type="string" calcext:value-type="string">
            <text:p>[{'qualityLevel': 0.1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88.5" calcext:value-type="float">
            <text:p>2488.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3.319606497884" calcext:value-type="float">
            <text:p>133.3196064979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3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0.303226738237" calcext:value-type="float">
            <text:p>110.3032267382</text:p>
          </table:table-cell>
          <table:table-cell office:value-type="float" office:value="714.86915233155" calcext:value-type="float">
            <text:p>714.8691523316</text:p>
          </table:table-cell>
          <table:table-cell office:value-type="string" calcext:value-type="string">
            <text:p>[{'sigma': 2.5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.2241419306956" calcext:value-type="float">
            <text:p>61.2241419307</text:p>
          </table:table-cell>
          <table:table-cell office:value-type="float" office:value="980.377493443944" calcext:value-type="float">
            <text:p>980.3774934439</text:p>
          </table:table-cell>
          <table:table-cell office:value-type="string" calcext:value-type="string">
            <text:p>[{'qualityLevel': 0.1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6.618284848519" calcext:value-type="float">
            <text:p>126.6182848485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5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8.2413755925372" calcext:value-type="float">
            <text:p>98.2413755925</text:p>
          </table:table-cell>
          <table:table-cell office:value-type="float" office:value="669.98890886186" calcext:value-type="float">
            <text:p>669.9889088619</text:p>
          </table:table-cell>
          <table:table-cell office:value-type="string" calcext:value-type="string">
            <text:p>[{'sigma': 2.5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.8332769998815" calcext:value-type="float">
            <text:p>60.8332769999</text:p>
          </table:table-cell>
          <table:table-cell office:value-type="float" office:value="980.377493443944" calcext:value-type="float">
            <text:p>980.3774934439</text:p>
          </table:table-cell>
          <table:table-cell office:value-type="string" calcext:value-type="string">
            <text:p>[{'qualityLevel': 0.1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7.944936248474" calcext:value-type="float">
            <text:p>117.9449362485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7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8.3167114211246" calcext:value-type="float">
            <text:p>98.3167114211</text:p>
          </table:table-cell>
          <table:table-cell office:value-type="float" office:value="669.98890886186" calcext:value-type="float">
            <text:p>669.9889088619</text:p>
          </table:table-cell>
          <table:table-cell office:value-type="string" calcext:value-type="string">
            <text:p>[{'sigma': 2.5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.6794909585733" calcext:value-type="float">
            <text:p>53.6794909586</text:p>
          </table:table-cell>
          <table:table-cell office:value-type="float" office:value="975.296599184858" calcext:value-type="float">
            <text:p>975.2965991849</text:p>
          </table:table-cell>
          <table:table-cell office:value-type="string" calcext:value-type="string">
            <text:p>[{'qualityLevel': 0.1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24.5" calcext:value-type="float">
            <text:p>3624.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8.241341397166" calcext:value-type="float">
            <text:p>118.2413413972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7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3.858733475208" calcext:value-type="float">
            <text:p>103.8587334752</text:p>
          </table:table-cell>
          <table:table-cell office:value-type="float" office:value="658.902898541986" calcext:value-type="float">
            <text:p>658.902898542</text:p>
          </table:table-cell>
          <table:table-cell office:value-type="string" calcext:value-type="string">
            <text:p>[{'sigma': 2.5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.3673155673314" calcext:value-type="float">
            <text:p>62.3673155673</text:p>
          </table:table-cell>
          <table:table-cell office:value-type="float" office:value="941.207816051624" calcext:value-type="float">
            <text:p>941.2078160516</text:p>
          </table:table-cell>
          <table:table-cell office:value-type="string" calcext:value-type="string">
            <text:p>[{'qualityLevel': 0.1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75" calcext:value-type="float">
            <text:p>457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8.037896891125" calcext:value-type="float">
            <text:p>118.0378968911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3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.139775717631" calcext:value-type="float">
            <text:p>104.1397757176</text:p>
          </table:table-cell>
          <table:table-cell office:value-type="float" office:value="658.357685215653" calcext:value-type="float">
            <text:p>658.3576852157</text:p>
          </table:table-cell>
          <table:table-cell office:value-type="string" calcext:value-type="string">
            <text:p>[{'sigma': 1.6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.076807215577" calcext:value-type="float">
            <text:p>62.0768072156</text:p>
          </table:table-cell>
          <table:table-cell office:value-type="float" office:value="941.207816051624" calcext:value-type="float">
            <text:p>941.2078160516</text:p>
          </table:table-cell>
          <table:table-cell office:value-type="string" calcext:value-type="string">
            <text:p>[{'qualityLevel': 0.1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75" calcext:value-type="float">
            <text:p>457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7.737926952541" calcext:value-type="float">
            <text:p>127.7379269525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5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3.838305975311" calcext:value-type="float">
            <text:p>103.8383059753</text:p>
          </table:table-cell>
          <table:table-cell office:value-type="float" office:value="657.900105642555" calcext:value-type="float">
            <text:p>657.9001056426</text:p>
          </table:table-cell>
          <table:table-cell office:value-type="string" calcext:value-type="string">
            <text:p>[{'sigma': 1.6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4.5" calcext:value-type="float">
            <text:p>61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61.7604655586183" calcext:value-type="float">
            <text:p>61.7604655586</text:p>
          </table:table-cell>
          <table:table-cell office:value-type="float" office:value="933.052154995596" calcext:value-type="float">
            <text:p>933.0521549956</text:p>
          </table:table-cell>
          <table:table-cell office:value-type="string" calcext:value-type="string">
            <text:p>[{'qualityLevel': 0.1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81" calcext:value-type="float">
            <text:p>458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7.912574832793" calcext:value-type="float">
            <text:p>127.9125748328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5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3.724938475527" calcext:value-type="float">
            <text:p>103.7249384755</text:p>
          </table:table-cell>
          <table:table-cell office:value-type="float" office:value="628.250821827745" calcext:value-type="float">
            <text:p>628.2508218277</text:p>
          </table:table-cell>
          <table:table-cell office:value-type="string" calcext:value-type="string">
            <text:p>[{'sigma': 2.5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1.5" calcext:value-type="float">
            <text:p>601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.9772473892663" calcext:value-type="float">
            <text:p>52.9772473893</text:p>
          </table:table-cell>
          <table:table-cell office:value-type="float" office:value="863.990000677369" calcext:value-type="float">
            <text:p>863.9900006774</text:p>
          </table:table-cell>
          <table:table-cell office:value-type="string" calcext:value-type="string">
            <text:p>[{'qualityLevel': 0.1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7.831467254087" calcext:value-type="float">
            <text:p>127.8314672541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7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3.449394708499" calcext:value-type="float">
            <text:p>113.4493947085</text:p>
          </table:table-cell>
          <table:table-cell office:value-type="float" office:value="626.361478322672" calcext:value-type="float">
            <text:p>626.3614783227</text:p>
          </table:table-cell>
          <table:table-cell office:value-type="string" calcext:value-type="string">
            <text:p>[{'sigma': 1.6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.7079983591102" calcext:value-type="float">
            <text:p>52.7079983591</text:p>
          </table:table-cell>
          <table:table-cell office:value-type="float" office:value="863.990000677369" calcext:value-type="float">
            <text:p>863.9900006774</text:p>
          </table:table-cell>
          <table:table-cell office:value-type="string" calcext:value-type="string">
            <text:p>[{'qualityLevel': 0.1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.61610421259" calcext:value-type="float">
            <text:p>134.6161042126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3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2.918678005226" calcext:value-type="float">
            <text:p>112.9186780052</text:p>
          </table:table-cell>
          <table:table-cell office:value-type="float" office:value="626.361478322672" calcext:value-type="float">
            <text:p>626.3614783227</text:p>
          </table:table-cell>
          <table:table-cell office:value-type="string" calcext:value-type="string">
            <text:p>[{'sigma': 1.6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4575531121809" calcext:value-type="float">
            <text:p>52.4575531122</text:p>
          </table:table-cell>
          <table:table-cell office:value-type="float" office:value="849.859765157883" calcext:value-type="float">
            <text:p>849.8597651579</text:p>
          </table:table-cell>
          <table:table-cell office:value-type="string" calcext:value-type="string">
            <text:p>[{'qualityLevel': 0.1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99" calcext:value-type="float">
            <text:p>50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4.629224875942" calcext:value-type="float">
            <text:p>134.6292248759</text:p>
          </table:table-cell>
          <table:table-cell office:value-type="float" office:value="721.748277963228" calcext:value-type="float">
            <text:p>721.7482779632</text:p>
          </table:table-cell>
          <table:table-cell office:value-type="string" calcext:value-type="string">
            <text:p>[{'nOctaves': 1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20.5" calcext:value-type="float">
            <text:p>1220.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.314558841288" calcext:value-type="float">
            <text:p>113.3145588413</text:p>
          </table:table-cell>
          <table:table-cell office:value-type="float" office:value="621.025954102877" calcext:value-type="float">
            <text:p>621.0259541029</text:p>
          </table:table-cell>
          <table:table-cell office:value-type="string" calcext:value-type="string">
            <text:p>[{'sigma': 2.5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1.5" calcext:value-type="float">
            <text:p>601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.4891248783097" calcext:value-type="float">
            <text:p>61.4891248783</text:p>
          </table:table-cell>
          <table:table-cell office:value-type="float" office:value="587.755973663395" calcext:value-type="float">
            <text:p>587.7559736634</text:p>
          </table:table-cell>
          <table:table-cell office:value-type="string" calcext:value-type="string">
            <text:p>[{'qualityLevel': 0.1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55.5" calcext:value-type="float">
            <text:p>6055.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4.313694615383" calcext:value-type="float">
            <text:p>134.3136946154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3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13.252046367154" calcext:value-type="float">
            <text:p>113.2520463672</text:p>
          </table:table-cell>
          <table:table-cell office:value-type="float" office:value="615.790758142346" calcext:value-type="float">
            <text:p>615.7907581423</text:p>
          </table:table-cell>
          <table:table-cell office:value-type="string" calcext:value-type="string">
            <text:p>[{'sigma': 2.5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5.5" calcext:value-type="float">
            <text:p>1505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.9559372102376" calcext:value-type="float">
            <text:p>60.9559372102</text:p>
          </table:table-cell>
          <table:table-cell office:value-type="float" office:value="535.05705727134" calcext:value-type="float">
            <text:p>535.0570572713</text:p>
          </table:table-cell>
          <table:table-cell office:value-type="string" calcext:value-type="string">
            <text:p>[{'qualityLevel': 0.1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12" calcext:value-type="float">
            <text:p>76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3.886089771986" calcext:value-type="float">
            <text:p>133.886089772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5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7.1078696381301" calcext:value-type="float">
            <text:p>97.1078696381</text:p>
          </table:table-cell>
          <table:table-cell office:value-type="float" office:value="593.383567883052" calcext:value-type="float">
            <text:p>593.3835678831</text:p>
          </table:table-cell>
          <table:table-cell office:value-type="string" calcext:value-type="string">
            <text:p>[{'sigma': 2.5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9.5" calcext:value-type="float">
            <text:p>569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.1407313593663" calcext:value-type="float">
            <text:p>61.1407313594</text:p>
          </table:table-cell>
          <table:table-cell office:value-type="float" office:value="515.215226836937" calcext:value-type="float">
            <text:p>515.2152268369</text:p>
          </table:table-cell>
          <table:table-cell office:value-type="string" calcext:value-type="string">
            <text:p>[{'qualityLevel': 0.1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242" calcext:value-type="float">
            <text:p>92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5.658380798996" calcext:value-type="float">
            <text:p>125.658380799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7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7.873465359211" calcext:value-type="float">
            <text:p>97.8734653592</text:p>
          </table:table-cell>
          <table:table-cell office:value-type="float" office:value="593.306248295424" calcext:value-type="float">
            <text:p>593.3062482954</text:p>
          </table:table-cell>
          <table:table-cell office:value-type="string" calcext:value-type="string">
            <text:p>[{'sigma': 2.5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9.5" calcext:value-type="float">
            <text:p>569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.712904492626" calcext:value-type="float">
            <text:p>52.7129044926</text:p>
          </table:table-cell>
          <table:table-cell office:value-type="float" office:value="505.14428641227" calcext:value-type="float">
            <text:p>505.1442864123</text:p>
          </table:table-cell>
          <table:table-cell office:value-type="string" calcext:value-type="string">
            <text:p>[{'qualityLevel': 0.1, 'minDistance': 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82.5" calcext:value-type="float">
            <text:p>9682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5.32086178707" calcext:value-type="float">
            <text:p>125.3208617871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109.100203525275" calcext:value-type="float">
            <text:p>109.1002035253</text:p>
          </table:table-cell>
          <table:table-cell office:value-type="float" office:value="555.146068275199" calcext:value-type="float">
            <text:p>555.1460682752</text:p>
          </table:table-cell>
          <table:table-cell office:value-type="string" calcext:value-type="string">
            <text:p>[{'sigma': 2.5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.775477553485" calcext:value-type="float">
            <text:p>51.7754775535</text:p>
          </table:table-cell>
          <table:table-cell office:value-type="float" office:value="408.143333013657" calcext:value-type="float">
            <text:p>408.1433330137</text:p>
          </table:table-cell>
          <table:table-cell office:value-type="string" calcext:value-type="string">
            <text:p>[{'qualityLevel': 0.1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893" calcext:value-type="float">
            <text:p>158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5.794691901188" calcext:value-type="float">
            <text:p>125.7946919012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09.230791050941" calcext:value-type="float">
            <text:p>109.2307910509</text:p>
          </table:table-cell>
          <table:table-cell office:value-type="float" office:value="555.136103347381" calcext:value-type="float">
            <text:p>555.1361033474</text:p>
          </table:table-cell>
          <table:table-cell office:value-type="string" calcext:value-type="string">
            <text:p>[{'sigma': 2.5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40.5" calcext:value-type="float">
            <text:p>64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.6315147855785" calcext:value-type="float">
            <text:p>52.6315147856</text:p>
          </table:table-cell>
          <table:table-cell office:value-type="float" office:value="408.143333013657" calcext:value-type="float">
            <text:p>408.1433330137</text:p>
          </table:table-cell>
          <table:table-cell office:value-type="string" calcext:value-type="string">
            <text:p>[{'qualityLevel': 0.1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893" calcext:value-type="float">
            <text:p>158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5.773418841418" calcext:value-type="float">
            <text:p>135.7734188414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9.820086071268" calcext:value-type="float">
            <text:p>109.8200860713</text:p>
          </table:table-cell>
          <table:table-cell office:value-type="float" office:value="541.760970075774" calcext:value-type="float">
            <text:p>541.7609700758</text:p>
          </table:table-cell>
          <table:table-cell office:value-type="string" calcext:value-type="string">
            <text:p>[{'sigma': 1.6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34.058444666211" calcext:value-type="float">
            <text:p>134.0584446662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10.406932558864" calcext:value-type="float">
            <text:p>110.4069325589</text:p>
          </table:table-cell>
          <table:table-cell office:value-type="float" office:value="541.760970075774" calcext:value-type="float">
            <text:p>541.7609700758</text:p>
          </table:table-cell>
          <table:table-cell office:value-type="string" calcext:value-type="string">
            <text:p>[{'sigma': 1.6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33.740572410636" calcext:value-type="float">
            <text:p>133.7405724106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04.402019709349" calcext:value-type="float">
            <text:p>104.4020197093</text:p>
          </table:table-cell>
          <table:table-cell office:value-type="float" office:value="527.797285873193" calcext:value-type="float">
            <text:p>527.7972858732</text:p>
          </table:table-cell>
          <table:table-cell office:value-type="string" calcext:value-type="string">
            <text:p>[{'sigma': 1.6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21.644219023641" calcext:value-type="float">
            <text:p>121.6442190236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04.518592658453" calcext:value-type="float">
            <text:p>104.5185926585</text:p>
          </table:table-cell>
          <table:table-cell office:value-type="float" office:value="527.797285873193" calcext:value-type="float">
            <text:p>527.7972858732</text:p>
          </table:table-cell>
          <table:table-cell office:value-type="string" calcext:value-type="string">
            <text:p>[{'sigma': 1.6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21.639894431923" calcext:value-type="float">
            <text:p>121.639894431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45.899171500467" calcext:value-type="float">
            <text:p>445.8991715005</text:p>
          </table:table-cell>
          <table:table-cell office:value-type="float" office:value="517.36205864005" calcext:value-type="float">
            <text:p>517.3620586401</text:p>
          </table:table-cell>
          <table:table-cell office:value-type="string" calcext:value-type="string">
            <text:p>[{'sigma': 1.0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63.512820584234" calcext:value-type="float">
            <text:p>163.512820584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54.441103059798" calcext:value-type="float">
            <text:p>254.4411030598</text:p>
          </table:table-cell>
          <table:table-cell office:value-type="float" office:value="517.36205864005" calcext:value-type="float">
            <text:p>517.3620586401</text:p>
          </table:table-cell>
          <table:table-cell office:value-type="string" calcext:value-type="string">
            <text:p>[{'sigma': 1.0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37.744482186623" calcext:value-type="float">
            <text:p>137.7444821866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6.316416119225" calcext:value-type="float">
            <text:p>116.3164161192</text:p>
          </table:table-cell>
          <table:table-cell office:value-type="float" office:value="489.854651584931" calcext:value-type="float">
            <text:p>489.8546515849</text:p>
          </table:table-cell>
          <table:table-cell office:value-type="string" calcext:value-type="string">
            <text:p>[{'sigma': 1.6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7.5" calcext:value-type="float">
            <text:p>567.5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37.830378115177" calcext:value-type="float">
            <text:p>137.8303781152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6.15685165301" calcext:value-type="float">
            <text:p>116.156851653</text:p>
          </table:table-cell>
          <table:table-cell office:value-type="float" office:value="489.854651584931" calcext:value-type="float">
            <text:p>489.8546515849</text:p>
          </table:table-cell>
          <table:table-cell office:value-type="string" calcext:value-type="string">
            <text:p>[{'sigma': 1.6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7.5" calcext:value-type="float">
            <text:p>567.5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37.9219395658" calcext:value-type="float">
            <text:p>137.9219395658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116.141012698412" calcext:value-type="float">
            <text:p>116.1410126984</text:p>
          </table:table-cell>
          <table:table-cell office:value-type="float" office:value="477.931026540908" calcext:value-type="float">
            <text:p>477.9310265409</text:p>
          </table:table-cell>
          <table:table-cell office:value-type="string" calcext:value-type="string">
            <text:p>[{'sigma': 1.6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9.5" calcext:value-type="float">
            <text:p>699.5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35.230725489091" calcext:value-type="float">
            <text:p>135.2307254891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116.164298078977" calcext:value-type="float">
            <text:p>116.164298079</text:p>
          </table:table-cell>
          <table:table-cell office:value-type="float" office:value="477.897521386269" calcext:value-type="float">
            <text:p>477.8975213863</text:p>
          </table:table-cell>
          <table:table-cell office:value-type="string" calcext:value-type="string">
            <text:p>[{'sigma': 1.6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9.5" calcext:value-type="float">
            <text:p>699.5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18.558561913203" calcext:value-type="float">
            <text:p>118.558561913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84.972323477268" calcext:value-type="float">
            <text:p>484.9723234773</text:p>
          </table:table-cell>
          <table:table-cell office:value-type="float" office:value="446.388364119787" calcext:value-type="float">
            <text:p>446.3883641198</text:p>
          </table:table-cell>
          <table:table-cell office:value-type="string" calcext:value-type="string">
            <text:p>[{'sigma': 1.0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39.332331506535" calcext:value-type="float">
            <text:p>139.332331506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77.79739982076" calcext:value-type="float">
            <text:p>477.7973998208</text:p>
          </table:table-cell>
          <table:table-cell office:value-type="float" office:value="446.388364119787" calcext:value-type="float">
            <text:p>446.3883641198</text:p>
          </table:table-cell>
          <table:table-cell office:value-type="string" calcext:value-type="string">
            <text:p>[{'sigma': 1.0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39.031685930677" calcext:value-type="float">
            <text:p>139.0316859307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0.939045948908" calcext:value-type="float">
            <text:p>100.9390459489</text:p>
          </table:table-cell>
          <table:table-cell office:value-type="float" office:value="377.761328562454" calcext:value-type="float">
            <text:p>377.7613285625</text:p>
          </table:table-cell>
          <table:table-cell office:value-type="string" calcext:value-type="string">
            <text:p>[{'sigma': 2.5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39.235303497408" calcext:value-type="float">
            <text:p>139.2353034974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100.944101007655" calcext:value-type="float">
            <text:p>100.9441010077</text:p>
          </table:table-cell>
          <table:table-cell office:value-type="float" office:value="377.750286556411" calcext:value-type="float">
            <text:p>377.7502865564</text:p>
          </table:table-cell>
          <table:table-cell office:value-type="string" calcext:value-type="string">
            <text:p>[{'sigma': 2.5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0.5" calcext:value-type="float">
            <text:p>730.5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47.652019513771" calcext:value-type="float">
            <text:p>147.652019513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57.259430162609" calcext:value-type="float">
            <text:p>457.259430162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48.248754452448" calcext:value-type="float">
            <text:p>148.248754452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54.26945879031" calcext:value-type="float">
            <text:p>454.26945879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48.451663584448" calcext:value-type="float">
            <text:p>148.451663584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63.636781228706" calcext:value-type="float">
            <text:p>463.636781228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52.898068431765" calcext:value-type="float">
            <text:p>152.898068431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60.749190019444" calcext:value-type="float">
            <text:p>460.749190019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50.767296309583" calcext:value-type="float">
            <text:p>150.7672963096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112.133566083387" calcext:value-type="float">
            <text:p>112.133566083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8.167459893506" calcext:value-type="float">
            <text:p>148.1674598935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111.513302201405" calcext:value-type="float">
            <text:p>111.513302201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51.586233044043" calcext:value-type="float">
            <text:p>151.586233044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3.725250422023" calcext:value-type="float">
            <text:p>113.72525042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1.44366660621" calcext:value-type="float">
            <text:p>151.443666606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113.982938233763" calcext:value-type="float">
            <text:p>113.982938233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51.476758494508" calcext:value-type="float">
            <text:p>151.476758494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86.855454104021" calcext:value-type="float">
            <text:p>486.8554541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43.944779420272" calcext:value-type="float">
            <text:p>143.944779420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491.75733276736" calcext:value-type="float">
            <text:p>491.757332767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44.089574921876" calcext:value-type="float">
            <text:p>144.089574921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51.085759346373" calcext:value-type="float">
            <text:p>251.085759346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44.026404421777" calcext:value-type="float">
            <text:p>144.026404421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76.183597248048" calcext:value-type="float">
            <text:p>276.18359724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38.447406659834" calcext:value-type="float">
            <text:p>138.447406659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81.831160867587" calcext:value-type="float">
            <text:p>481.831160867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2.642054705415" calcext:value-type="float">
            <text:p>152.642054705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93.991690875962" calcext:value-type="float">
            <text:p>493.99169087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52.531346645672" calcext:value-type="float">
            <text:p>152.53134664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61.991703344509" calcext:value-type="float">
            <text:p>461.991703344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52.587045736611" calcext:value-type="float">
            <text:p>152.587045736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76.295327889733" calcext:value-type="float">
            <text:p>476.295327889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67" calcext:value-type="float">
            <text:p>67</text:p>
          </table:table-cell>
          <table:table-cell office:value-type="float" office:value="110.279203305021" calcext:value-type="float">
            <text:p>110.27920330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10.457176782191" calcext:value-type="float">
            <text:p>110.4571767822</text:p>
          </table:table-cell>
          <table:table-cell table:number-columns-repeated="4"/>
        </table:table-row>
        <table:table-row table:style-name="ro1">
          <table:table-cell/>
          <table:table-cell table:formula="of:=SUM([.B2:.B83])/83" office:value-type="float" office:value="47.2961590197358" calcext:value-type="float">
            <text:p>47.296159019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265.428460527211" calcext:value-type="float">
            <text:p>265.428460527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66.396217693575" calcext:value-type="float">
            <text:p>466.396217693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61" calcext:value-type="float">
            <text:p>61</text:p>
          </table:table-cell>
          <table:table-cell office:value-type="float" office:value="108.64234214928" calcext:value-type="float">
            <text:p>108.642342149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office:value-type="float" office:value="108.727729466744" calcext:value-type="float">
            <text:p>108.727729466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65" calcext:value-type="float">
            <text:p>65</text:p>
          </table:table-cell>
          <table:table-cell office:value-type="float" office:value="111.800935158506" calcext:value-type="float">
            <text:p>111.800935158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62" calcext:value-type="float">
            <text:p>62</text:p>
          </table:table-cell>
          <table:table-cell office:value-type="float" office:value="111.928431447595" calcext:value-type="float">
            <text:p>111.928431447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7.848162904382" calcext:value-type="float">
            <text:p>517.848162904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8" calcext:value-type="float">
            <text:p>48</text:p>
          </table:table-cell>
          <table:table-cell office:value-type="float" office:value="128.785492848605" calcext:value-type="float">
            <text:p>128.785492848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512.7298916867" calcext:value-type="float">
            <text:p>512.729891686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495.786071201786" calcext:value-type="float">
            <text:p>495.786071201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04.747144987807" calcext:value-type="float">
            <text:p>504.747144987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518.968522134237" calcext:value-type="float">
            <text:p>518.968522134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516.286591580138" calcext:value-type="float">
            <text:p>516.286591580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51" calcext:value-type="float">
            <text:p>51</text:p>
          </table:table-cell>
          <table:table-cell office:value-type="float" office:value="140.043710058555" calcext:value-type="float">
            <text:p>140.043710058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54" calcext:value-type="float">
            <text:p>54</text:p>
          </table:table-cell>
          <table:table-cell office:value-type="float" office:value="108.135543263517" calcext:value-type="float">
            <text:p>108.1355432635</text:p>
          </table:table-cell>
          <table:table-cell table:number-columns-repeated="4"/>
        </table:table-row>
        <table:table-row table:style-name="ro2">
          <table:table-cell table:number-columns-repeated="14"/>
          <table:table-cell office:value-type="float" office:value="57" calcext:value-type="float">
            <text:p>57</text:p>
          </table:table-cell>
          <table:table-cell office:value-type="float" office:value="107.724287161604" calcext:value-type="float">
            <text:p>107.7242871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LIFESPAN:</text:p>
          </table:table-cell>
          <table:table-cell table:formula="of:=1054562.178/2" office:value-type="float" office:value="527281.089" calcext:value-type="float">
            <text:p>527281.089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514.95275979396" calcext:value-type="float">
            <text:p>514.952759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RUNTIME: </text:p>
          </table:table-cell>
          <table:table-cell office:value-type="float" office:value="274.335" calcext:value-type="float">
            <text:p>274.335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526.422473541461" calcext:value-type="float">
            <text:p>526.4224735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TRACKS:</text:p>
          </table:table-cell>
          <table:table-cell table:formula="of:=(1850.168+394.3875+125.599)/3" office:value-type="float" office:value="790.0515" calcext:value-type="float">
            <text:p>790.0515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500.548466650769" calcext:value-type="float">
            <text:p>500.548466650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490.860647504218" calcext:value-type="float">
            <text:p>490.860647504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502.567206577398" calcext:value-type="float">
            <text:p>502.567206577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513.363647333346" calcext:value-type="float">
            <text:p>513.363647333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524.04100002721" calcext:value-type="float">
            <text:p>524.041000027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519.983172292821" calcext:value-type="float">
            <text:p>519.983172292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1+1" office:value-type="float" office:value="2" calcext:value-type="float">
            <text:p>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96.625382059254" calcext:value-type="float">
            <text:p>496.625382059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132.828829917125" calcext:value-type="float">
            <text:p>132.828829917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451.751891892403" calcext:value-type="float">
            <text:p>451.751891892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53" calcext:value-type="float">
            <text:p>53</text:p>
          </table:table-cell>
          <table:table-cell office:value-type="float" office:value="136.9459169982" calcext:value-type="float">
            <text:p>136.945916998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500.026912075467" calcext:value-type="float">
            <text:p>500.026912075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528.122197179124" calcext:value-type="float">
            <text:p>528.122197179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495.889324184507" calcext:value-type="float">
            <text:p>495.889324184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512.924501500092" calcext:value-type="float">
            <text:p>512.924501500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496.432835162617" calcext:value-type="float">
            <text:p>496.432835162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520.433578755707" calcext:value-type="float">
            <text:p>520.433578755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52" calcext:value-type="float">
            <text:p>52</text:p>
          </table:table-cell>
          <table:table-cell office:value-type="float" office:value="136.760736242868" calcext:value-type="float">
            <text:p>136.760736242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office:value-type="float" office:value="129.71001562383" calcext:value-type="float">
            <text:p>129.710015623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481.04257103987" calcext:value-type="float">
            <text:p>481.04257103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485.920634084381" calcext:value-type="float">
            <text:p>485.920634084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9" calcext:value-type="float">
            <text:p>49</text:p>
          </table:table-cell>
          <table:table-cell office:value-type="float" office:value="127.912232658826" calcext:value-type="float">
            <text:p>127.912232658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519.26630734466" calcext:value-type="float">
            <text:p>519.266307344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495.39903620258" calcext:value-type="float">
            <text:p>495.399036202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518.008361254819" calcext:value-type="float">
            <text:p>518.008361254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3" calcext:value-type="float">
            <text:p>83</text:p>
          </table:table-cell>
          <table:table-cell office:value-type="float" office:value="117.720990897156" calcext:value-type="float">
            <text:p>117.720990897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118.059040857479" calcext:value-type="float">
            <text:p>118.059040857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  <table:table-cell office:value-type="float" office:value="114.954689886421" calcext:value-type="float">
            <text:p>114.954689886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2" calcext:value-type="float">
            <text:p>102</text:p>
          </table:table-cell>
          <table:table-cell office:value-type="float" office:value="114.791486445814" calcext:value-type="float">
            <text:p>114.791486445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7" calcext:value-type="float">
            <text:p>87</text:p>
          </table:table-cell>
          <table:table-cell office:value-type="float" office:value="114.055124230683" calcext:value-type="float">
            <text:p>114.055124230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4" calcext:value-type="float">
            <text:p>84</text:p>
          </table:table-cell>
          <table:table-cell office:value-type="float" office:value="114.314446444623" calcext:value-type="float">
            <text:p>114.314446444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6" calcext:value-type="float">
            <text:p>96</text:p>
          </table:table-cell>
          <table:table-cell office:value-type="float" office:value="113.314659434371" calcext:value-type="float">
            <text:p>113.314659434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9" calcext:value-type="float">
            <text:p>99</text:p>
          </table:table-cell>
          <table:table-cell office:value-type="float" office:value="113.236084829085" calcext:value-type="float">
            <text:p>113.236084829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9" calcext:value-type="float">
            <text:p>89</text:p>
          </table:table-cell>
          <table:table-cell office:value-type="float" office:value="119.523954454809" calcext:value-type="float">
            <text:p>119.523954454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6" calcext:value-type="float">
            <text:p>86</text:p>
          </table:table-cell>
          <table:table-cell office:value-type="float" office:value="119.12694828026" calcext:value-type="float">
            <text:p>119.126948280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1" calcext:value-type="float">
            <text:p>81</text:p>
          </table:table-cell>
          <table:table-cell office:value-type="float" office:value="113.129829530604" calcext:value-type="float">
            <text:p>113.129829530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8" calcext:value-type="float">
            <text:p>78</text:p>
          </table:table-cell>
          <table:table-cell office:value-type="float" office:value="113.263972413726" calcext:value-type="float">
            <text:p>113.263972413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515.37606971059" calcext:value-type="float">
            <text:p>515.376069710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6" calcext:value-type="float">
            <text:p>76</text:p>
          </table:table-cell>
          <table:table-cell office:value-type="float" office:value="115.752523614094" calcext:value-type="float">
            <text:p>115.752523614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3" calcext:value-type="float">
            <text:p>73</text:p>
          </table:table-cell>
          <table:table-cell office:value-type="float" office:value="115.43025400117" calcext:value-type="float">
            <text:p>115.430254001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8" calcext:value-type="float">
            <text:p>98</text:p>
          </table:table-cell>
          <table:table-cell office:value-type="float" office:value="117.585469230078" calcext:value-type="float">
            <text:p>117.585469230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2" calcext:value-type="float">
            <text:p>82</text:p>
          </table:table-cell>
          <table:table-cell office:value-type="float" office:value="114.334890341386" calcext:value-type="float">
            <text:p>114.334890341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9" calcext:value-type="float">
            <text:p>79</text:p>
          </table:table-cell>
          <table:table-cell office:value-type="float" office:value="114.593471906148" calcext:value-type="float">
            <text:p>114.593471906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1" calcext:value-type="float">
            <text:p>101</text:p>
          </table:table-cell>
          <table:table-cell office:value-type="float" office:value="117.464354780503" calcext:value-type="float">
            <text:p>117.464354780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528.939491641708" calcext:value-type="float">
            <text:p>528.939491641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7" calcext:value-type="float">
            <text:p>107</text:p>
          </table:table-cell>
          <table:table-cell office:value-type="float" office:value="119.906561065465" calcext:value-type="float">
            <text:p>119.906561065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4" calcext:value-type="float">
            <text:p>104</text:p>
          </table:table-cell>
          <table:table-cell office:value-type="float" office:value="120.070237219334" calcext:value-type="float">
            <text:p>120.070237219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7" calcext:value-type="float">
            <text:p>77</text:p>
          </table:table-cell>
          <table:table-cell office:value-type="float" office:value="119.632966167293" calcext:value-type="float">
            <text:p>119.632966167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119.421859910712" calcext:value-type="float">
            <text:p>119.421859910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114.630773422308" calcext:value-type="float">
            <text:p>114.630773422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7" calcext:value-type="float">
            <text:p>97</text:p>
          </table:table-cell>
          <table:table-cell office:value-type="float" office:value="114.678430727683" calcext:value-type="float">
            <text:p>114.678430727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8" calcext:value-type="float">
            <text:p>88</text:p>
          </table:table-cell>
          <table:table-cell office:value-type="float" office:value="116.198290841654" calcext:value-type="float">
            <text:p>116.198290841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85" calcext:value-type="float">
            <text:p>85</text:p>
          </table:table-cell>
          <table:table-cell office:value-type="float" office:value="115.899395058863" calcext:value-type="float">
            <text:p>115.899395058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5" calcext:value-type="float">
            <text:p>75</text:p>
          </table:table-cell>
          <table:table-cell office:value-type="float" office:value="113.792224037461" calcext:value-type="float">
            <text:p>113.792224037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72" calcext:value-type="float">
            <text:p>72</text:p>
          </table:table-cell>
          <table:table-cell office:value-type="float" office:value="113.989661247469" calcext:value-type="float">
            <text:p>113.989661247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3" calcext:value-type="float">
            <text:p>103</text:p>
          </table:table-cell>
          <table:table-cell office:value-type="float" office:value="116.351332258433" calcext:value-type="float">
            <text:p>116.351332258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19.026265119202" calcext:value-type="float">
            <text:p>119.026265119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4" calcext:value-type="float">
            <text:p>94</text:p>
          </table:table-cell>
          <table:table-cell office:value-type="float" office:value="116.514713075943" calcext:value-type="float">
            <text:p>116.514713075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1" calcext:value-type="float">
            <text:p>91</text:p>
          </table:table-cell>
          <table:table-cell office:value-type="float" office:value="115.761489740573" calcext:value-type="float">
            <text:p>115.761489740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office:value-type="float" office:value="114.235265710391" calcext:value-type="float">
            <text:p>114.235265710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3" calcext:value-type="float">
            <text:p>93</text:p>
          </table:table-cell>
          <table:table-cell office:value-type="float" office:value="114.942141887732" calcext:value-type="float">
            <text:p>114.9421418877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5" calcext:value-type="float">
            <text:p>95</text:p>
          </table:table-cell>
          <table:table-cell office:value-type="float" office:value="119.695505353622" calcext:value-type="float">
            <text:p>119.695505353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92" calcext:value-type="float">
            <text:p>92</text:p>
          </table:table-cell>
          <table:table-cell office:value-type="float" office:value="119.899252026342" calcext:value-type="float">
            <text:p>119.899252026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table:formula="of:=SUM([.P2:.P164])/162" office:value-type="float" office:value="215.602131794862" calcext:value-type="float">
            <text:p>215.6021317949</text:p>
          </table:table-cell>
          <table:table-cell table:number-columns-repeated="4"/>
        </table:table-row>
        <table:table-row table:style-name="ro1" table:number-rows-repeated="1048410">
          <table:table-cell table:number-columns-repeated="20"/>
        </table:table-row>
        <table:table-row table:style-name="ro1">
          <table:table-cell table:number-columns-repeated="16"/>
          <table:table-cell table:formula="of:=SUM([.Q2:.Q163])" office:value-type="float" office:value="51742.0246376708" calcext:value-type="float">
            <text:p>51742.024637670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Q2:Sheet1.T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 style:data-style-name="N2" text:time-value="19:25:15.385929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42:50.797038274</meta:creation-date>
    <dc:date>2019-11-14T16:36:41.426924937</dc:date>
    <meta:editing-duration>PT1H16M21S</meta:editing-duration>
    <meta:editing-cycles>10</meta:editing-cycles>
    <meta:generator>LibreOffice/5.1.6.2$Linux_X86_64 LibreOffice_project/10m0$Build-2</meta:generator>
    <meta:document-statistic meta:table-count="1" meta:cell-count="1263" meta:object-count="0"/>
  </office:meta>
</office:document-meta>
</file>